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Georgia" svg:font-family="Georgia"/>
    <style:font-face style:name="Liberation Sans1" svg:font-family="'Liberation Sans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94cm" fo:margin-left="0cm" table:align="left" style:writing-mode="lr-tb"/>
    </style:style>
    <style:style style:name="Tabella1.A" style:family="table-column">
      <style:table-column-properties style:column-width="5.503cm"/>
    </style:style>
    <style:style style:name="Tabella1.B" style:family="table-column">
      <style:table-column-properties style:column-width="8.202cm"/>
    </style:style>
    <style:style style:name="Tabella1.C" style:family="table-column">
      <style:table-column-properties style:column-width="5.689cm"/>
    </style:style>
    <style:style style:name="Tabella1.A1" style:family="table-cell">
      <style:table-cell-properties style:vertical-align="top" fo:padding="0.176cm" fo:border="1pt solid #ffffff"/>
    </style:style>
    <style:style style:name="Tabella1.B1" style:family="table-cell">
      <style:table-cell-properties style:vertical-align="bottom" fo:padding="0.176cm" fo:border="1pt solid #ffffff"/>
    </style:style>
    <style:style style:name="Tabella2" style:family="table">
      <style:table-properties style:width="18.336cm" fo:margin-left="1.05cm" table:align="left" style:writing-mode="lr-tb"/>
    </style:style>
    <style:style style:name="Tabella2.A" style:family="table-column">
      <style:table-column-properties style:column-width="13.864cm"/>
    </style:style>
    <style:style style:name="Tabella2.B" style:family="table-column">
      <style:table-column-properties style:column-width="4.471cm"/>
    </style:style>
    <style:style style:name="Tabella2.A1" style:family="table-cell">
      <style:table-cell-properties style:vertical-align="top" fo:padding="0.176cm" fo:border="1pt solid #ffffff"/>
    </style:style>
    <style:style style:name="Tabella3" style:family="table">
      <style:table-properties style:width="18.336cm" fo:margin-left="1.05cm" table:align="left" style:writing-mode="lr-tb"/>
    </style:style>
    <style:style style:name="Tabella3.A" style:family="table-column">
      <style:table-column-properties style:column-width="13.864cm"/>
    </style:style>
    <style:style style:name="Tabella3.B" style:family="table-column">
      <style:table-column-properties style:column-width="4.471cm"/>
    </style:style>
    <style:style style:name="Tabella3.A1" style:family="table-cell">
      <style:table-cell-properties style:vertical-align="top" fo:padding="0.176cm" fo:border="1pt solid #ffffff"/>
    </style:style>
    <style:style style:name="Tabella4" style:family="table">
      <style:table-properties style:width="18.336cm" fo:margin-left="1.05cm" table:align="left" style:writing-mode="lr-tb"/>
    </style:style>
    <style:style style:name="Tabella4.A" style:family="table-column">
      <style:table-column-properties style:column-width="13.864cm"/>
    </style:style>
    <style:style style:name="Tabella4.B" style:family="table-column">
      <style:table-column-properties style:column-width="4.471cm"/>
    </style:style>
    <style:style style:name="Tabella4.A1" style:family="table-cell">
      <style:table-cell-properties style:vertical-align="top" fo:padding="0.176cm" fo:border="1pt solid #ffffff"/>
    </style:style>
    <style:style style:name="Tabella5" style:family="table">
      <style:table-properties style:width="18.336cm" fo:margin-left="1.05cm" table:align="left" style:writing-mode="lr-tb"/>
    </style:style>
    <style:style style:name="Tabella5.A" style:family="table-column">
      <style:table-column-properties style:column-width="13.864cm"/>
    </style:style>
    <style:style style:name="Tabella5.B" style:family="table-column">
      <style:table-column-properties style:column-width="4.471cm"/>
    </style:style>
    <style:style style:name="Tabella5.A1" style:family="table-cell">
      <style:table-cell-properties style:vertical-align="top" fo:padding="0.176cm" fo:border="1pt solid #ffffff"/>
    </style:style>
    <style:style style:name="Tabella6" style:family="table">
      <style:table-properties style:width="18.336cm" fo:margin-left="1.05cm" table:align="left" style:writing-mode="lr-tb"/>
    </style:style>
    <style:style style:name="Tabella6.A" style:family="table-column">
      <style:table-column-properties style:column-width="8.493cm"/>
    </style:style>
    <style:style style:name="Tabella6.B" style:family="table-column">
      <style:table-column-properties style:column-width="9.843cm"/>
    </style:style>
    <style:style style:name="Tabella6.A1" style:family="table-cell">
      <style:table-cell-properties style:vertical-align="top" fo:padding="0.176cm" fo:border="1pt solid #ffffff"/>
    </style:style>
    <style:style style:name="Tabella7" style:family="table">
      <style:table-properties style:width="18.336cm" fo:margin-left="1.05cm" table:align="left" style:writing-mode="lr-tb"/>
    </style:style>
    <style:style style:name="Tabella7.A" style:family="table-column">
      <style:table-column-properties style:column-width="8.493cm"/>
    </style:style>
    <style:style style:name="Tabella7.B" style:family="table-column">
      <style:table-column-properties style:column-width="9.843cm"/>
    </style:style>
    <style:style style:name="Tabella7.A1" style:family="table-cell">
      <style:table-cell-properties style:vertical-align="top" fo:padding="0.176cm" fo:border="1pt solid #ffffff"/>
    </style:style>
    <style:style style:name="Tabella8" style:family="table">
      <style:table-properties style:width="18.336cm" fo:margin-left="1.05cm" table:align="left" style:writing-mode="lr-tb"/>
    </style:style>
    <style:style style:name="Tabella8.A" style:family="table-column">
      <style:table-column-properties style:column-width="10.716cm"/>
    </style:style>
    <style:style style:name="Tabella8.B" style:family="table-column">
      <style:table-column-properties style:column-width="7.62cm"/>
    </style:style>
    <style:style style:name="Tabella8.A1" style:family="table-cell">
      <style:table-cell-properties style:vertical-align="top" fo:padding="0.176cm" fo:border="1pt solid #ffffff"/>
    </style:style>
    <style:style style:name="Tabella9" style:family="table">
      <style:table-properties style:width="19.42cm" fo:margin-left="0cm" table:align="left" style:writing-mode="lr-tb"/>
    </style:style>
    <style:style style:name="Tabella9.A" style:family="table-column">
      <style:table-column-properties style:column-width="12.832cm"/>
    </style:style>
    <style:style style:name="Tabella9.B" style:family="table-column">
      <style:table-column-properties style:column-width="6.588cm"/>
    </style:style>
    <style:style style:name="Tabella9.A1" style:family="table-cell">
      <style:table-cell-properties style:vertical-align="top" fo:padding="0.176cm" fo:border="1pt solid #ffffff"/>
    </style:style>
    <style:style style:name="P1" style:family="paragraph" style:parent-style-name="Standard">
      <style:paragraph-properties fo:line-height="100%" fo:break-before="auto" fo:break-after="auto" fo:padding="0cm" fo:border-left="none" fo:border-right="none" fo:border-top="none" fo:border-bottom="1.5pt solid #808080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068c1c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Trebuchet MS" fo:font-size="11pt" fo:font-style="normal" style:text-underline-style="none" fo:font-weight="normal" officeooo:rsid="00086aef" officeooo:paragraph-rsid="00086aef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a" style:text-line-through-style="none" style:text-line-through-type="none" style:font-name="Georgia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Georgia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 fo:break-before="auto" fo:break-after="auto" style:writing-mode="lr-tb"/>
      <style:text-properties fo:color="#00000a" style:text-line-through-style="none" style:text-line-through-type="none" style:font-name="Georgia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068c1c" officeooo:paragraph-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color="#00000a" style:font-name="Trebuchet MS" fo:font-size="6pt" fo:font-weight="bold" style:font-name-asian="Trebuchet MS" style:font-size-asian="6pt" style:font-weight-asian="bold" style:font-name-complex="Trebuchet MS" style:font-size-complex="6pt" style:font-weight-complex="bold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Trebuchet MS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Trebuchet MS" fo:font-size="11pt" fo:font-weight="bold" officeooo:rsid="000e3f5b" officeooo:paragraph-rsid="000e3f5b" style:font-name-asian="Trebuchet MS" style:font-size-asian="11pt" style:font-weight-asian="bold" style:font-name-complex="Trebuchet MS" style:font-size-complex="11pt" style:font-weight-complex="bold"/>
    </style:style>
    <style:style style:name="P17" style:family="paragraph" style:parent-style-name="Standard">
      <style:paragraph-properties fo:margin-left="0cm" fo:margin-right="0cm" fo:margin-top="0.065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Trebuchet MS" fo:font-size="24pt" fo:font-style="normal" style:text-underline-style="none" fo:font-weight="bold" officeooo:rsid="00068c1c" officeooo:paragraph-rsid="00068c1c" style:font-name-asian="Trebuchet MS" style:font-size-asian="24pt" style:font-style-asian="normal" style:font-weight-asian="bold" style:font-name-complex="Trebuchet MS" style:font-size-complex="24pt" style:font-style-complex="normal" style:font-weight-complex="bold"/>
    </style:style>
    <style:style style:name="P18" style:family="paragraph" style:parent-style-name="Standard">
      <style:paragraph-properties fo:margin-top="0.009cm" fo:margin-bottom="0cm" style:contextual-spacing="false" fo:line-height="50%" fo:break-before="auto" fo:break-after="auto" style:writing-mode="lr-tb"/>
      <style:text-properties style:font-name="Trebuchet MS" fo:font-size="6pt" fo:font-weight="bold" style:font-name-asian="Trebuchet MS" style:font-size-asian="6pt" style:font-weight-asian="bold" style:font-name-complex="Trebuchet MS" style:font-size-complex="6pt" style:font-weight-complex="bold"/>
    </style:style>
    <style:style style:name="P19" style:family="paragraph" style:parent-style-name="Standard">
      <style:paragraph-properties fo:margin-top="0.009cm" fo:margin-bottom="0cm" style:contextual-spacing="false" fo:line-height="50%" fo:break-before="auto" fo:break-after="auto" style:writing-mode="lr-tb"/>
      <style:text-properties style:font-name="Trebuchet MS" fo:font-size="8pt" fo:font-weight="bold" style:font-name-asian="Trebuchet MS" style:font-size-asian="8pt" style:font-weight-asian="bold" style:font-name-complex="Trebuchet MS" style:font-size-complex="8pt" style:font-weight-complex="bold"/>
    </style:style>
    <style:style style:name="P20" style:family="paragraph" style:parent-style-name="Standard">
      <style:paragraph-properties fo:margin-top="0.009cm" fo:margin-bottom="0cm" style:contextual-spacing="false" fo:line-height="50%" fo:break-before="auto" fo:break-after="auto" style:writing-mode="lr-tb"/>
      <style:text-properties style:font-name="Trebuchet MS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P21" style:family="paragraph" style:parent-style-name="Standard">
      <style:paragraph-properties fo:margin-top="0.009cm" fo:margin-bottom="0cm" style:contextual-spacing="false" fo:line-height="50%" fo:break-before="auto" fo:break-after="auto" style:writing-mode="lr-tb"/>
      <style:text-properties style:font-name="Georgia" fo:font-size="9pt" fo:font-weight="bold" style:font-name-asian="Georgia" style:font-size-asian="9pt" style:font-weight-asian="bold" style:font-name-complex="Georgia" style:font-size-complex="9pt" style:font-weight-complex="bold"/>
    </style:style>
    <style:style style:name="P22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Georgia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24" style:family="paragraph" style:parent-style-name="Standard">
      <style:paragraph-properties fo:margin-top="0.007cm" fo:margin-bottom="0cm" style:contextual-spacing="false" fo:line-height="115%" fo:text-align="start" style:justify-single-word="false" fo:break-before="auto" fo:break-after="auto" style:writing-mode="lr-tb"/>
      <style:text-properties fo:color="#00000a" style:font-name="Georgia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P25" style:family="paragraph" style:parent-style-name="Standard">
      <style:paragraph-properties fo:margin-top="0.019cm" fo:margin-bottom="0cm" style:contextual-spacing="false" fo:line-height="115%" fo:text-align="start" style:justify-single-word="false" fo:break-before="auto" fo:break-after="auto" style:writing-mode="lr-tb">
        <style:tab-stops>
          <style:tab-stop style:position="3.351cm"/>
        </style:tab-stops>
      </style:paragraph-properties>
      <style:text-properties fo:color="#00000a" style:font-name="Georgia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P26" style:family="paragraph" style:parent-style-name="Standard">
      <style:paragraph-properties fo:margin-left="1.296cm" fo:margin-right="0cm" fo:line-height="115%" fo:text-align="start" style:justify-single-word="false" fo:text-indent="0cm" style:auto-text-indent="false" style:writing-mode="lr-tb"/>
      <style:text-properties officeooo:paragraph-rsid="00086aef"/>
    </style:style>
    <style:style style:name="P27" style:family="paragraph" style:parent-style-name="Standard">
      <style:paragraph-properties fo:margin-left="1.296cm" fo:margin-right="0cm" fo:line-height="115%" fo:text-align="start" style:justify-single-word="false" fo:text-indent="0cm" style:auto-text-indent="false" style:writing-mode="lr-tb"/>
      <style:text-properties officeooo:paragraph-rsid="000a158a"/>
    </style:style>
    <style:style style:name="P28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29" style:family="paragraph" style:parent-style-name="Standard">
      <style:paragraph-properties fo:margin-left="1.296cm" fo:margin-right="0cm" fo:line-height="115%" fo:text-align="start" style:justify-single-word="false" fo:text-indent="0cm" style:auto-text-indent="false" fo:break-before="auto" fo:break-after="auto" style:writing-mode="lr-tb"/>
      <style:text-properties fo:color="#00000a" style:text-line-through-style="none" style:text-line-through-type="none" style:font-name="Georgia" fo:font-size="9pt" fo:font-style="normal" style:text-underline-style="none" fo:font-weight="bold" officeooo:rsid="00086aef" officeooo:paragraph-rsid="000a158a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P30" style:family="paragraph" style:parent-style-name="Standard">
      <style:paragraph-properties fo:margin-left="1.296cm" fo:margin-right="0cm" fo:line-height="115%" fo:text-align="start" style:justify-single-word="false" fo:text-indent="0cm" style:auto-text-indent="false" fo:break-before="auto" fo:break-after="auto" style:writing-mode="lr-tb"/>
      <style:text-properties officeooo:paragraph-rsid="00086aef"/>
    </style:style>
    <style:style style:name="P31" style:family="paragraph" style:parent-style-name="Standard">
      <style:paragraph-properties fo:margin-left="1.296cm" fo:margin-right="0cm" fo:line-height="115%" fo:text-align="start" style:justify-single-word="false" fo:text-indent="0cm" style:auto-text-indent="false" fo:break-before="auto" fo:break-after="auto" style:writing-mode="lr-tb"/>
      <style:text-properties officeooo:paragraph-rsid="001892ea"/>
    </style:style>
    <style:style style:name="P32" style:family="paragraph" style:parent-style-name="Standard">
      <style:paragraph-properties fo:margin-top="0cm" fo:margin-bottom="0cm" style:contextual-spacing="false" fo:line-height="115%" fo:break-before="auto" fo:break-after="auto" style:writing-mode="lr-tb"/>
      <style:text-properties style:font-name="Georgia" fo:font-size="9pt" style:font-name-asian="Georgia" style:font-size-asian="9pt" style:font-name-complex="Georgia" style:font-size-complex="9pt"/>
    </style:style>
    <style:style style:name="P33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style:font-name="Georgia" fo:font-size="9pt" style:font-name-asian="Georgia" style:font-size-asian="9pt" style:font-name-complex="Georgia" style:font-size-complex="9pt"/>
    </style:style>
    <style:style style:name="P34" style:family="paragraph" style:parent-style-name="Standard" style:list-style-name="LS2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style:font-name="Georgia" fo:font-size="9pt" style:font-name-asian="Georgia" style:font-size-asian="9pt" style:font-name-complex="Georgia" style:font-size-complex="9pt"/>
    </style:style>
    <style:style style:name="P35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>
        <style:tab-stops>
          <style:tab-stop style:position="0.633cm"/>
        </style:tab-stops>
      </style:paragraph-properties>
      <style:text-properties style:font-name="Georgia" fo:font-size="9pt" style:font-name-asian="Georgia" style:font-size-asian="9pt" style:font-name-complex="Georgia" style:font-size-complex="9pt"/>
    </style:style>
    <style:style style:name="P36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Georgia" fo:font-size="9pt" officeooo:rsid="0013b8ef" officeooo:paragraph-rsid="0013b8ef" style:font-name-asian="Georgia" style:font-size-asian="9pt" style:font-name-complex="Georgia" style:font-size-complex="9pt"/>
    </style:style>
    <style:style style:name="P37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Georgia" fo:font-size="9pt" officeooo:rsid="00146797" officeooo:paragraph-rsid="00146797" style:font-name-asian="Georgia" style:font-size-asian="9pt" style:font-name-complex="Georgia" style:font-size-complex="9pt"/>
    </style:style>
    <style:style style:name="P38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>
        <style:tab-stops>
          <style:tab-stop style:position="0.633cm"/>
        </style:tab-stops>
      </style:paragraph-properties>
      <style:text-properties style:font-name="Georgia" fo:font-size="9pt" officeooo:rsid="001574b0" officeooo:paragraph-rsid="001574b0" style:font-name-asian="Georgia" style:font-size-asian="9pt" style:font-name-complex="Georgia" style:font-size-complex="9pt"/>
    </style:style>
    <style:style style:name="P39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Georgia" fo:font-size="9pt" officeooo:rsid="00169eff" officeooo:paragraph-rsid="00169eff" style:font-name-asian="Georgia" style:font-size-asian="9pt" style:font-name-complex="Georgia" style:font-size-complex="9pt"/>
    </style:style>
    <style:style style:name="P40" style:family="paragraph" style:parent-style-name="Standard" style:list-style-name="LS2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style:font-name="Georgia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P41" style:family="paragraph" style:parent-style-name="Standard" style:list-style-name="LS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Georgia" fo:font-size="9pt" fo:font-style="italic" style:text-underline-style="none" fo:font-weight="normal" officeooo:rsid="001892ea" officeooo:paragraph-rsid="001892ea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0f0353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69eff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7f07f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paragraph-rsid="00165a0a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rsid="00165a0a" officeooo:paragraph-rsid="00165a0a"/>
    </style:style>
    <style:style style:name="P4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officeooo:paragraph-rsid="001892ea"/>
    </style:style>
    <style:style style:name="P4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1892ea"/>
    </style:style>
    <style:style style:name="P49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Georgia" fo:font-size="9pt" fo:font-style="normal" style:text-underline-style="none" fo:font-weight="normal" officeooo:rsid="001574b0" officeooo:paragraph-rsid="001574b0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P50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Georgia" fo:font-size="9pt" fo:font-style="normal" style:text-underline-style="none" fo:font-weight="normal" officeooo:rsid="00165a0a" officeooo:paragraph-rsid="00165a0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P51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style:writing-mode="lr-tb"/>
      <style:text-properties fo:color="#00000a" style:text-line-through-style="none" style:text-line-through-type="none" style:font-name="Georgia" fo:font-size="9pt" fo:font-style="normal" style:text-underline-style="none" fo:font-weight="normal" officeooo:rsid="00165a0a" officeooo:paragraph-rsid="00165a0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1" style:family="text">
      <style:text-properties fo:color="#00000a" style:text-line-through-style="none" style:text-line-through-type="none" style:font-name="Georgia" fo:font-size="9pt" fo:font-style="normal" style:text-underline-style="none" fo:font-weight="bold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2" style:family="text">
      <style:text-properties fo:color="#00000a" style:text-line-through-style="none" style:text-line-through-type="none" style:font-name="Georgia" fo:font-size="9pt" fo:font-style="normal" style:text-underline-style="none" fo:font-weight="bold" officeooo:rsid="000b6712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3" style:family="text">
      <style:text-properties fo:color="#00000a" style:text-line-through-style="none" style:text-line-through-type="none" style:font-name="Georgia" fo:font-size="9pt" fo:font-style="normal" style:text-underline-style="none" fo:font-weight="bold" officeooo:rsid="000f0353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4" style:family="text">
      <style:text-properties fo:color="#00000a" style:text-line-through-style="none" style:text-line-through-type="none" style:font-name="Georgia" fo:font-size="9pt" fo:font-style="normal" style:text-underline-style="none" fo:font-weight="bold" officeooo:rsid="00165a0a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5" style:family="text">
      <style:text-properties fo:color="#00000a" style:text-line-through-style="none" style:text-line-through-type="none" style:font-name="Georgia" fo:font-size="9pt" fo:font-style="normal" style:text-underline-style="none" fo:font-weight="bold" officeooo:rsid="00169eff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6" style:family="text">
      <style:text-properties fo:color="#00000a" style:text-line-through-style="none" style:text-line-through-type="none" style:font-name="Georgia" fo:font-size="9pt" fo:font-style="normal" style:text-underline-style="none" fo:font-weight="bold" officeooo:rsid="0017f07f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7" style:family="text">
      <style:text-properties fo:color="#00000a" style:text-line-through-style="none" style:text-line-through-type="none" style:font-name="Georgia" fo:font-size="9pt" fo:font-style="normal" style:text-underline-style="none" fo:font-weight="normal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8" style:family="text">
      <style:text-properties fo:color="#00000a" style:text-line-through-style="none" style:text-line-through-type="none" style:font-name="Georgia" fo:font-size="9pt" fo:font-style="normal" style:text-underline-style="none" fo:font-weight="normal" officeooo:rsid="000b6712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9" style:family="text">
      <style:text-properties fo:color="#00000a" style:text-line-through-style="none" style:text-line-through-type="none" style:font-name="Georgia" fo:font-size="9pt" fo:font-style="normal" style:text-underline-style="none" fo:font-weight="normal" officeooo:rsid="0010e08b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10" style:family="text">
      <style:text-properties fo:color="#00000a" style:text-line-through-style="none" style:text-line-through-type="none" style:font-name="Georgia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1" style:family="text">
      <style:text-properties fo:color="#00000a" style:text-line-through-style="none" style:text-line-through-type="none" style:font-name="Georgia" fo:font-size="9pt" fo:font-style="italic" style:text-underline-style="none" fo:font-weight="normal" officeooo:rsid="000b6712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2" style:family="text">
      <style:text-properties fo:color="#00000a" style:text-line-through-style="none" style:text-line-through-type="none" style:font-name="Georgia" fo:font-size="9pt" fo:font-style="italic" style:text-underline-style="none" fo:font-weight="normal" officeooo:rsid="0010e08b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3" style:family="text">
      <style:text-properties fo:color="#00000a" style:text-line-through-style="none" style:text-line-through-type="none" style:font-name="Georgia" fo:font-size="9pt" fo:font-style="italic" style:text-underline-style="none" fo:font-weight="normal" officeooo:rsid="001574b0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4" style:family="text">
      <style:text-properties fo:color="#00000a" style:text-line-through-style="none" style:text-line-through-type="none" style:font-name="Georgia" fo:font-size="9pt" fo:font-style="italic" style:text-underline-style="none" fo:font-weight="normal" officeooo:rsid="00165a0a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5" style:family="text"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16" style:family="text"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08aa6a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17" style:family="text"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099aba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18" style:family="text">
      <style:text-properties style:font-name="Trebuchet MS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T19" style:family="text">
      <style:text-properties style:font-name="Trebuchet MS"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T20" style:family="text">
      <style:text-properties style:font-name="Georgia" fo:font-size="9pt" fo:font-style="italic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21" style:family="text">
      <style:text-properties style:font-name="Georgia" fo:font-size="9pt" fo:font-style="italic" fo:font-weight="normal" officeooo:rsid="000cfc40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22" style:family="text">
      <style:text-properties style:font-name="Georgia" fo:font-size="9pt" fo:font-style="italic" style:font-name-asian="Georgia" style:font-size-asian="9pt" style:font-style-asian="italic" style:font-name-complex="Georgia" style:font-size-complex="9pt" style:font-style-complex="italic"/>
    </style:style>
    <style:style style:name="T23" style:family="text">
      <style:text-properties style:font-name="Georgia" fo:font-size="9pt" fo:font-style="italic" officeooo:rsid="00086aef" style:font-name-asian="Georgia" style:font-size-asian="9pt" style:font-style-asian="italic" style:font-name-complex="Georgia" style:font-size-complex="9pt" style:font-style-complex="italic"/>
    </style:style>
    <style:style style:name="T24" style:family="text">
      <style:text-properties style:font-name="Georgia" fo:font-size="9pt" fo:font-style="italic" officeooo:rsid="001892ea" style:font-name-asian="Georgia" style:font-size-asian="9pt" style:font-style-asian="italic" style:font-name-complex="Georgia" style:font-size-complex="9pt" style:font-style-complex="italic"/>
    </style:style>
    <style:style style:name="T25" style:family="text">
      <style:text-properties style:font-name="Georgia" fo:font-size="9pt" fo:font-style="normal" fo:font-weight="normal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26" style:family="text">
      <style:text-properties style:font-name="Georgia" fo:font-size="9pt" fo:font-style="normal" fo:font-weight="normal" officeooo:rsid="00068c1c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27" style:family="text">
      <style:text-properties style:font-name="Georgia" fo:font-size="9pt" fo:font-style="normal" fo:font-weight="normal" officeooo:rsid="00086aef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28" style:family="text">
      <style:text-properties style:font-name="Georgia" fo:font-size="9pt" fo:font-style="normal" fo:font-weight="normal" officeooo:rsid="000a158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29" style:family="text">
      <style:text-properties style:font-name="Georgia" fo:font-size="9pt" fo:font-style="normal" fo:font-weight="normal" officeooo:rsid="000cfc40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30" style:family="text">
      <style:text-properties style:font-name="Georgia" fo:font-size="9pt" fo:font-style="normal" style:font-name-asian="Georgia" style:font-size-asian="9pt" style:font-style-asian="normal" style:font-name-complex="Georgia" style:font-size-complex="9pt" style:font-style-complex="normal"/>
    </style:style>
    <style:style style:name="T31" style:family="text">
      <style:text-properties style:font-name="Georgia" fo:font-size="9pt" fo:font-style="normal" officeooo:rsid="00086aef" style:font-name-asian="Georgia" style:font-size-asian="9pt" style:font-style-asian="normal" style:font-name-complex="Georgia" style:font-size-complex="9pt" style:font-style-complex="normal"/>
    </style:style>
    <style:style style:name="T32" style:family="text">
      <style:text-properties officeooo:rsid="000f0353"/>
    </style:style>
    <style:style style:name="T33" style:family="text">
      <style:text-properties officeooo:rsid="0011ee18"/>
    </style:style>
    <style:style style:name="T34" style:family="text">
      <style:text-properties officeooo:rsid="0013b8ef"/>
    </style:style>
    <style:style style:name="T35" style:family="text">
      <style:text-properties officeooo:rsid="00169eff"/>
    </style:style>
    <style:style style:name="T36" style:family="text">
      <style:text-properties officeooo:rsid="0017f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7">Rome, Italy</text:p>
            <text:p text:style-name="P7">+39 393 43 75 776</text:p>
            <text:p text:style-name="P4"><text:a xlink:type="simple" xlink:href="mailto:d.nastri@gmail.com"><text:span text:style-name="T16">d.</text:span></text:a><text:a xlink:type="simple" xlink:href="mailto:d.nastri@gmail.com"><text:span text:style-name="T15">nastri@gmail.com</text:span></text:a></text:p>
          </table:table-cell>
          <table:table-cell table:style-name="Tabella1.B1" office:value-type="string">
            <text:p text:style-name="P17">Davide Nastri</text:p>
          </table:table-cell>
          <table:table-cell table:style-name="Tabella1.A1" office:value-type="string">
            <text:p text:style-name="P11"><text:a xlink:type="simple" xlink:href="http://ltpitt.github.io/">ltpitt.github.com</text:a></text:p>
            <text:p text:style-name="P5"><text:a xlink:type="simple" xlink:href="https://github.com/ltpitt"><text:span text:style-name="T17">gi</text:span></text:a><text:a xlink:type="simple" xlink:href="https://github.com/ltpitt"><text:span text:style-name="T15">thub.com/ltpitt</text:span></text:a></text:p>
            <text:p text:style-name="P12"><text:a xlink:type="simple" xlink:href="https://www.linkedin.com/in/davidenastri">linkedin.com/in/davidenastri</text:a></text:p>
          </table:table-cell>
        </table:table-row>
      </table:table>
      <text:p text:style-name="P1"/>
      <text:p text:style-name="P18"/>
      <text:p text:style-name="P47"><text:span text:style-name="T18">Technical Skills<text:line-break/><text:tab/></text:span><text:span text:style-name="T21">Operating Systems</text:span><text:span text:style-name="T20">: <text:s/></text:span><text:span text:style-name="T25"><text:s/></text:span><text:span text:style-name="T28">Microsoft </text:span><text:span text:style-name="T29">Windows (Client and Server), Linux (Client and Server), Mac Os X (Client)</text:span></text:p>
      <text:p text:style-name="P48"><text:span text:style-name="T19"><text:tab/></text:span><text:span text:style-name="T20">Languages: <text:s/></text:span><text:span text:style-name="T25"><text:s/>Python, HTML5, CSS3, JavaScript, </text:span><text:span text:style-name="T26">BASH</text:span></text:p>
      <text:p text:style-name="P30"><text:span text:style-name="T22">Frameworks/Libraries: <text:s/></text:span><text:span text:style-name="T30">jQuery, <text:s/></text:span><text:span text:style-name="T31">jQuery Mobile</text:span><text:span text:style-name="T30">, Bootstrap, </text:span><text:span text:style-name="T31">Flask, SQLAlchemy</text:span></text:p>
      <text:p text:style-name="P31"><text:span text:style-name="T24">Databases</text:span><text:span text:style-name="T23">: <text:s/></text:span><text:span text:style-name="T24">MySql, MariaDB, sqlite, PostGRE</text:span></text:p>
      <text:p text:style-name="P26"><text:span text:style-name="T20">Other: <text:s/></text:span><text:span text:style-name="T25">Git/GitHub, </text:span><text:span text:style-name="T27">PyCharm, SublimeText</text:span><text:span text:style-name="T25">, GIMP, </text:span><text:span text:style-name="T27">Adobe Photoshop</text:span></text:p>
      <text:p text:style-name="P27"><text:span text:style-name="T29"/></text:p>
      <text:p text:style-name="P29"/>
      <text:p text:style-name="P13"/>
      <text:p text:style-name="P15">Project Experience</text:p>
      <text:p text:style-name="P19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2"><text:span text:style-name="T3">Restaurant mobile menu</text:span><text:span text:style-name="T1"> - <text:s/></text:span><text:a xlink:type="simple" xlink:href="https://github.com/ltpitt/restaurant-mobile-menu"><text:span text:style-name="T32">github.com/ltpitt/restaurant-mobile-menu</text:span></text:a></text:p>
          </table:table-cell>
          <table:table-cell table:style-name="Tabella2.A1" office:value-type="string">
            <text:p text:style-name="P8"><text:s/><text:span text:style-name="T33">June 2015</text:span></text:p>
          </table:table-cell>
        </table:table-row>
      </table:table>
      <text:list xml:id="list2319456634793559858" text:style-name="LS1">
        <text:list-item>
          <text:p text:style-name="P33">Single-page, responsive application built with <text:span text:style-name="T33">Flask, sqlite and JQM</text:span> framework<text:span text:style-name="T33">s</text:span> and hosted on GitHub Pages.</text:p>
        </text:list-item>
        <text:list-item>
          <text:p text:style-name="P33">Developed a full-page <text:span text:style-name="T33">mobile web app that allows CRUD of restaurants, menu and menu items</text:span>.</text:p>
        </text:list-item>
        <text:list-item>
          <text:p text:style-name="P33"><text:span text:style-name="T33">API Endpoints are available to feed application data using JSON for any kind of use</text:span>.</text:p>
        </text:list-item>
      </text:list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43"><text:span text:style-name="T5">Swiss Tournament Manager</text:span><text:span text:style-name="T1"> - <text:s/></text:span><text:a xlink:type="simple" xlink:href="https://github.com/ltpitt/swiss-tournament-manager"><text:span text:style-name="T35">github.com/ltpitt/swiss-tournament-manager</text:span></text:a></text:p>
          </table:table-cell>
          <table:table-cell table:style-name="Tabella3.A1" office:value-type="string">
            <text:p text:style-name="P9"><text:s/><text:span text:style-name="T35">May</text:span> 2014</text:p>
          </table:table-cell>
        </table:table-row>
      </table:table>
      <text:list xml:id="list3" text:style-name="LS1">
        <text:list-item>
          <text:p text:style-name="P39">Python script using Postgre Database to allow users to create and manage Swiss Tournaments.</text:p>
        </text:list-item>
        <text:list-item>
          <text:p text:style-name="P33">Coded <text:span text:style-name="T35">database structure: tables, keys and relations</text:span>.</text:p>
        </text:list-item>
        <text:list-item>
          <text:p text:style-name="P33"><text:span text:style-name="T35">Implemented Python function and classes and their specific tests</text:span>.</text:p>
        </text:list-item>
      </text:list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4"><text:span text:style-name="T6">Movie Trailer Website</text:span><text:span text:style-name="T1"> - <text:s/></text:span><text:a xlink:type="simple" xlink:href="https://github.com/ltpitt/movie-trailer-website"><text:span text:style-name="T35">github.com/ltpitt/movie-trailer-website</text:span></text:a></text:p>
          </table:table-cell>
          <table:table-cell table:style-name="Tabella4.A1" office:value-type="string">
            <text:p text:style-name="P9">November 2014</text:p>
          </table:table-cell>
        </table:table-row>
      </table:table>
      <text:list xml:id="list4433748334209700043" text:style-name="LS2">
        <text:list-item>
          <text:p text:style-name="P40"><text:span text:style-name="T36">Coded a Web clone of the popular Popcorn Time application (Movie search and streaming)</text:span>.</text:p>
        </text:list-item>
        <text:list-item>
          <text:p text:style-name="P34"><text:span text:style-name="T36">Used Python function and classes to build a Web Application that allows the user to see movies and tv shows trailers</text:span>.</text:p>
        </text:list-item>
      </text:list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23"/>
          </table:table-cell>
        </table:table-row>
      </table:table>
      <text:p text:style-name="P32"/>
      <text:p text:style-name="P24"/>
      <text:p text:style-name="P15">Work Experience</text:p>
      <text:p text:style-name="P20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"><text:span text:style-name="T2">San Carlo Management</text:span><text:span text:style-name="T1"> – </text:span><text:span text:style-name="T11">Sysadmin / Full Stack Dev</text:span></text:p>
          </table:table-cell>
          <table:table-cell table:style-name="Tabella6.A1" office:value-type="string">
            <text:p text:style-name="P22"><text:span text:style-name="T8">Rome, Italy</text:span><text:span text:style-name="T7"> | </text:span><text:span text:style-name="T9">August</text:span><text:span text:style-name="T10"> 2014-</text:span><text:span text:style-name="T12">March</text:span><text:span text:style-name="T10"> 2015</text:span></text:p>
          </table:table-cell>
        </table:table-row>
      </table:table>
      <text:list xml:id="list10" text:style-name="LS1">
        <text:list-item>
          <text:p text:style-name="P37">Added new Hospital to existing Windows Domain (Windows 2012 <text:s/>in VmWare on IBM SAN )</text:p>
        </text:list-item>
        <text:list-item>
          <text:p text:style-name="P38">Windows/Unix/Linux administration, LAN / WAN administration</text:p>
        </text:list-item>
        <text:list-item>
          <text:p text:style-name="P38">Designed and implemented all company's critical data backups (NAS, LTO, Uranium Backup, Bash and Python)</text:p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<text:span text:style-name="T2">I.R.C.C.S. Neuromed</text:span><text:span text:style-name="T1"> – </text:span><text:span text:style-name="T11">Sysadmin / Full Stack Dev</text:span><text:span text:style-name="T10"> <text:s text:c="3"/></text:span></text:p>
          </table:table-cell>
          <table:table-cell table:style-name="Tabella7.A1" office:value-type="string">
            <text:p text:style-name="P22"><text:span text:style-name="T8">Pozzilli, Italy</text:span><text:span text:style-name="T7"> | </text:span><text:span text:style-name="T10">J</text:span><text:span text:style-name="T12">anuary</text:span><text:span text:style-name="T10"> 201</text:span><text:span text:style-name="T12">0</text:span><text:span text:style-name="T10">-</text:span><text:span text:style-name="T12">August</text:span><text:span text:style-name="T10"> 2014</text:span></text:p>
          </table:table-cell>
        </table:table-row>
      </table:table>
      <text:list xml:id="list13" text:style-name="LS1">
        <text:list-item>
          <text:p text:style-name="P36">Structured the Windows Domain design, took care of its deployment and of clients' migrations.</text:p>
        </text:list-item>
        <text:list-item>
          <text:p text:style-name="P35">Worked in multi-functional team comprised of engineers, <text:span text:style-name="T34">doctors, architects, electricians, biomedical eng., IT experts</text:span>.</text:p>
        </text:list-item>
        <text:list-item>
          <text:p text:style-name="P35"><text:span text:style-name="T34">Managed, upgraded and updated LAN and WAN structure and security</text:span>.</text:p>
        </text:list-item>
      </text:list>
      <text:p text:style-name="P25"/>
      <text:p text:style-name="P15">Education</text:p>
      <text:p text:style-name="P21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6"><text:span text:style-name="T1">Udacity – </text:span><text:span text:style-name="T10">F</text:span><text:span text:style-name="T13">ull Stack</text:span><text:span text:style-name="T10"> Web Developer Nanodegree</text:span></text:p>
            <text:p text:style-name="P45"><text:span text:style-name="T4">Rice University – </text:span><text:span text:style-name="T14">Interactive Programming, Principles of Computing</text:span></text:p>
            <text:p text:style-name="P45"><text:span text:style-name="T4">ELEA S.p.A. – </text:span><text:span text:style-name="T14">Microsoft Certificate System Engineer</text:span></text:p>
            <text:p text:style-name="P46"><text:span text:style-name="T1">Trinity College – </text:span><text:span text:style-name="T10">Cambridge English FCE</text:span></text:p>
          </table:table-cell>
          <table:table-cell table:style-name="Tabella8.A1" office:value-type="string">
            <text:p text:style-name="P49">In Progress</text:p>
            <text:p text:style-name="P50">2014</text:p>
            <text:p text:style-name="P51">2006</text:p>
            <text:p text:style-name="P51">2001</text:p>
          </table:table-cell>
        </table:table-row>
      </table:table>
      <text:p text:style-name="P14"/>
      <text:p text:style-name="P16">Interests</text:p>
      <text:p text:style-name="P20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list xml:id="list8497016328254644902" text:style-name="LS3">
              <text:list-header>
                <text:p text:style-name="P41">Music player, Electronics hacker, Communication fanatic</text:p>
              </text:list-header>
            </text:list>
          </table:table-cell>
          <table:table-cell table:style-name="Tabella9.A1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mbria" svg:font-family="Cambria"/>
    <style:font-face style:name="Georgia" svg:font-family="Georgia"/>
    <style:font-face style:name="Liberation Sans1" svg:font-family="'Liberation Sans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mbria" fo:font-family="Cambria" fo:font-size="16pt" fo:font-weight="bold" style:font-name-asian="Cambria" style:font-family-asian="Cambria" style:font-size-asian="16pt" style:font-weight-asian="bold" style:font-name-complex="Cambria" style:font-family-complex="Cambria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mbria" fo:font-family="Cambria" fo:font-size="14pt" fo:font-style="italic" fo:font-weight="bold" style:font-name-asian="Cambria" style:font-family-asian="Cambria" style:font-size-asian="14pt" style:font-style-asian="italic" style:font-weight-asian="bold" style:font-name-complex="Cambria" style:font-family-complex="Cambri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mbria" fo:font-family="Cambria" fo:font-size="13pt" fo:font-weight="bold" style:font-name-asian="Cambria" style:font-family-asian="Cambria" style:font-size-asian="13pt" style:font-weight-asian="bold" style:font-name-complex="Cambria" style:font-family-complex="Cambria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libri" fo:font-family="Calibri" fo:font-size="14pt" fo:font-weight="bold" style:font-name-asian="Calibri" style:font-family-asian="Calibri" style:font-size-asian="14pt" style:font-weight-asian="bold" style:font-name-complex="Calibri" style:font-family-complex="Calibri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libri" fo:font-family="Calibri" fo:font-size="13pt" fo:font-style="italic" fo:font-weight="bold" style:font-name-asian="Calibri" style:font-family-asian="Calibri" style:font-size-asian="13pt" style:font-style-asian="italic" style:font-weight-asian="bold" style:font-name-complex="Calibri" style:font-family-complex="Calibri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Times New Roman" fo:font-family="'Times New Roman'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212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Liberation Sans1" fo:font-family="'Liberation Sans'" fo:font-size="14pt" fo:font-weight="normal" style:font-name-asian="Liberation Sans1" style:font-family-asian="'Liberation Sans'" style:font-size-asian="14pt" style:font-weight-asian="normal" style:font-name-complex="Liberation Sans1" style:font-family-complex="'Liberation Sans'" style:font-size-complex="14pt" style:font-weight-complex="normal"/>
    </style:style>
    <style:style style:name="Subtitle" style:family="paragraph" style:parent-style-name="Standard" style:class="chapter">
      <style:paragraph-properties fo:margin-top="0.423cm" fo:margin-bottom="0.212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Liberation Sans1" fo:font-family="'Liberation Sans'" fo:font-size="14pt" fo:font-style="italic" fo:font-weight="normal" style:font-name-asian="Liberation Sans1" style:font-family-asian="'Liberation Sans'" style:font-size-asian="14pt" style:font-style-asian="italic" style:font-weight-asian="normal" style:font-name-complex="Liberation Sans1" style:font-family-complex="'Liberation Sans'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2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4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5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8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2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4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5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8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2.083cm"/>
        <style:text-properties style:font-name="Arial"/>
      </text:list-level-style-bullet>
      <text:list-level-style-bullet text:level="2" text:style-name="List1Level1" text:bullet-char="◦">
        <style:list-level-properties text:space-before="1.905cm" text:min-label-width="1.448cm"/>
        <style:text-properties style:font-name="Arial"/>
      </text:list-level-style-bullet>
      <text:list-level-style-bullet text:level="3" text:style-name="List1Level2" text:bullet-char="▪">
        <style:list-level-properties text:space-before="3.492cm" text:min-label-width="0.496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178cm"/>
        <style:text-properties style:font-name="Arial"/>
      </text:list-level-style-bullet>
      <text:list-level-style-bullet text:level="5" text:style-name="List1Level4" text:bullet-char="◦">
        <style:list-level-properties text:space-before="5.715cm"/>
        <style:text-properties style:font-name="Arial"/>
      </text:list-level-style-bullet>
      <text:list-level-style-bullet text:level="6" text:style-name="List1Level5" text:bullet-char="▪">
        <style:list-level-properties text:space-before="7.303cm"/>
        <style:text-properties style:font-name="Arial"/>
      </text:list-level-style-bullet>
      <text:list-level-style-bullet text:level="7" text:style-name="List1Level6" text:bullet-char="●">
        <style:list-level-properties text:space-before="8.255cm"/>
        <style:text-properties style:font-name="Arial"/>
      </text:list-level-style-bullet>
      <text:list-level-style-bullet text:level="8" text:style-name="List1Level7" text:bullet-char="◦">
        <style:list-level-properties text:space-before="9.525cm"/>
        <style:text-properties style:font-name="Arial"/>
      </text:list-level-style-bullet>
      <text:list-level-style-bullet text:level="9" text:style-name="List1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2.083cm"/>
        <style:text-properties style:font-name="Arial"/>
      </text:list-level-style-bullet>
      <text:list-level-style-bullet text:level="2" text:style-name="List2Level1" text:bullet-char="◦">
        <style:list-level-properties text:space-before="1.905cm" text:min-label-width="1.448cm"/>
        <style:text-properties style:font-name="Arial"/>
      </text:list-level-style-bullet>
      <text:list-level-style-bullet text:level="3" text:style-name="List2Level2" text:bullet-char="▪">
        <style:list-level-properties text:space-before="3.492cm" text:min-label-width="0.496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178cm"/>
        <style:text-properties style:font-name="Arial"/>
      </text:list-level-style-bullet>
      <text:list-level-style-bullet text:level="5" text:style-name="List2Level4" text:bullet-char="◦">
        <style:list-level-properties text:space-before="5.715cm"/>
        <style:text-properties style:font-name="Arial"/>
      </text:list-level-style-bullet>
      <text:list-level-style-bullet text:level="6" text:style-name="List2Level5" text:bullet-char="▪">
        <style:list-level-properties text:space-before="7.303cm"/>
        <style:text-properties style:font-name="Arial"/>
      </text:list-level-style-bullet>
      <text:list-level-style-bullet text:level="7" text:style-name="List2Level6" text:bullet-char="●">
        <style:list-level-properties text:space-before="8.255cm"/>
        <style:text-properties style:font-name="Arial"/>
      </text:list-level-style-bullet>
      <text:list-level-style-bullet text:level="8" text:style-name="List2Level7" text:bullet-char="◦">
        <style:list-level-properties text:space-before="9.525cm"/>
        <style:text-properties style:font-name="Arial"/>
      </text:list-level-style-bullet>
      <text:list-level-style-bullet text:level="9" text:style-name="List2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1.27cm"/>
        <style:text-properties style:font-name="Arial"/>
      </text:list-level-style-bullet>
      <text:list-level-style-bullet text:level="2" text:style-name="List3Level1" text:bullet-char="◦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▪">
        <style:list-level-properties text:space-before="3.493cm"/>
        <style:text-properties style:font-name="Arial"/>
      </text:list-level-style-bullet>
      <text:list-level-style-bullet text:level="4" text:style-name="List3Level3" text:bullet-char="●">
        <style:list-level-properties text:space-before="4.445cm"/>
        <style:text-properties style:font-name="Arial"/>
      </text:list-level-style-bullet>
      <text:list-level-style-bullet text:level="5" text:style-name="List3Level4" text:bullet-char="◦">
        <style:list-level-properties text:space-before="5.715cm"/>
        <style:text-properties style:font-name="Arial"/>
      </text:list-level-style-bullet>
      <text:list-level-style-bullet text:level="6" text:style-name="List3Level5" text:bullet-char="▪">
        <style:list-level-properties text:space-before="7.303cm"/>
        <style:text-properties style:font-name="Arial"/>
      </text:list-level-style-bullet>
      <text:list-level-style-bullet text:level="7" text:style-name="List3Level6" text:bullet-char="●">
        <style:list-level-properties text:space-before="8.255cm"/>
        <style:text-properties style:font-name="Arial"/>
      </text:list-level-style-bullet>
      <text:list-level-style-bullet text:level="8" text:style-name="List3Level7" text:bullet-char="◦">
        <style:list-level-properties text:space-before="9.525cm"/>
        <style:text-properties style:font-name="Arial"/>
      </text:list-level-style-bullet>
      <text:list-level-style-bullet text:level="9" text:style-name="List3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254cm" fo:margin-bottom="0.483cm" fo:margin-left="1.092cm" fo:margin-right="1.09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/>
    <meta:initial-creator/>
    <meta:editing-cycles>17</meta:editing-cycles>
    <dc:date>2015-06-25T13:45:20.194000000</dc:date>
    <meta:editing-duration>PT53M49S</meta:editing-duration>
    <meta:document-statistic meta:table-count="9" meta:image-count="0" meta:object-count="0" meta:page-count="1" meta:paragraph-count="49" meta:word-count="343" meta:character-count="2446" meta:non-whitespace-character-count="2141"/>
  </office:meta>
</office:document-meta>
</file>